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1f4b4" officeooo:paragraph-rsid="0011f4b4"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11f4b4" officeooo:paragraph-rsid="0011f4b4"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officeooo:rsid="0013a52c" officeooo:paragraph-rsid="0013a52c"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officeooo:rsid="00158734" officeooo:paragraph-rsid="00158734" style:font-weight-asian="bold" style:font-weight-complex="bold"/>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15f945" officeooo:paragraph-rsid="0015f945" style:font-weight-asian="bold" style:font-weight-complex="bold"/>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officeooo:rsid="00163a27" officeooo:paragraph-rsid="00163a27" style:font-weight-asian="bold" style:font-weight-complex="bold"/>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officeooo:rsid="00177056" officeooo:paragraph-rsid="00177056" style:font-weight-asian="bold" style:font-weight-complex="bold"/>
    </style:style>
    <style:style style:name="P8" style:family="paragraph" style:parent-style-name="Standard">
      <style:paragraph-properties fo:text-align="start" style:justify-single-word="false"/>
      <style:text-properties style:text-underline-style="none" fo:font-weight="normal" officeooo:rsid="0011f4b4" officeooo:paragraph-rsid="0011f4b4"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13a52c" officeooo:paragraph-rsid="0013a52c"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158734" officeooo:paragraph-rsid="00158734"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15f945" officeooo:paragraph-rsid="0015f945"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163a27" officeooo:paragraph-rsid="00163a27"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163a27" officeooo:paragraph-rsid="0016612d"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16612d" officeooo:paragraph-rsid="0016612d"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16b236" officeooo:paragraph-rsid="0016b236" style:font-weight-asian="normal" style:font-weight-complex="normal"/>
    </style:style>
    <style:style style:name="P16" style:family="paragraph" style:parent-style-name="Standard">
      <style:paragraph-properties fo:text-align="center" style:justify-single-word="false"/>
      <style:text-properties fo:font-weight="normal" officeooo:rsid="0011f4b4" officeooo:paragraph-rsid="0011f4b4" style:font-weight-asian="normal" style:font-weight-complex="normal"/>
    </style:style>
    <style:style style:name="P17" style:family="paragraph" style:parent-style-name="Standard">
      <style:paragraph-properties fo:text-align="start" style:justify-single-word="false"/>
      <style:text-properties fo:color="#c9211e" style:text-underline-style="none" fo:font-weight="normal" officeooo:rsid="0013a52c" officeooo:paragraph-rsid="0013a52c" style:font-weight-asian="normal" style:font-weight-complex="normal"/>
    </style:style>
    <style:style style:name="P18" style:family="paragraph" style:parent-style-name="Standard">
      <style:paragraph-properties fo:text-align="start" style:justify-single-word="false"/>
      <style:text-properties fo:color="#2a6099" style:text-underline-style="none" fo:font-weight="normal" officeooo:rsid="0013a52c" officeooo:paragraph-rsid="0013a52c" style:font-weight-asian="normal" style:font-weight-complex="normal"/>
    </style:style>
    <style:style style:name="P19" style:family="paragraph" style:parent-style-name="Standard">
      <style:paragraph-properties fo:text-align="start" style:justify-single-word="false"/>
      <style:text-properties fo:font-style="italic" style:text-underline-style="none" fo:font-weight="normal" officeooo:rsid="0015f945" officeooo:paragraph-rsid="0015f945" style:font-style-asian="italic" style:font-weight-asian="normal" style:font-style-complex="italic" style:font-weight-complex="normal"/>
    </style:style>
    <style:style style:name="P20" style:family="paragraph" style:parent-style-name="Standard">
      <style:paragraph-properties fo:text-align="start" style:justify-single-word="false"/>
      <style:text-properties style:text-underline-style="none" fo:font-weight="normal" officeooo:rsid="00177056" officeooo:paragraph-rsid="00177056"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17def6" officeooo:paragraph-rsid="0017def6" style:font-weight-asian="normal" style:font-weight-complex="normal"/>
    </style:style>
    <style:style style:name="P22" style:family="paragraph" style:parent-style-name="Standard">
      <style:paragraph-properties fo:text-align="start" style:justify-single-word="false"/>
      <style:text-properties style:text-underline-style="none" fo:font-weight="normal" officeooo:rsid="00158734" officeooo:paragraph-rsid="00158734" style:font-weight-asian="normal" style:font-weight-complex="normal"/>
    </style:style>
    <style:style style:name="P23" style:family="paragraph" style:parent-style-name="Standard">
      <style:paragraph-properties fo:text-align="start" style:justify-single-word="false"/>
      <style:text-properties style:text-underline-style="none" fo:font-weight="normal" officeooo:rsid="0015f945" officeooo:paragraph-rsid="0015f945" style:font-weight-asian="normal" style:font-weight-complex="normal"/>
    </style:style>
    <style:style style:name="P24" style:family="paragraph" style:parent-style-name="Standard">
      <style:paragraph-properties fo:text-align="start" style:justify-single-word="false"/>
      <style:text-properties style:text-underline-style="none" fo:font-weight="bold" officeooo:rsid="0011f4b4" officeooo:paragraph-rsid="0011f4b4" style:font-weight-asian="bold" style:font-weight-complex="bold"/>
    </style:style>
    <style:style style:name="P25" style:family="paragraph" style:parent-style-name="Standard">
      <style:paragraph-properties fo:text-align="start" style:justify-single-word="false"/>
      <style:text-properties style:text-underline-style="none" fo:font-weight="bold" officeooo:rsid="0013a52c" officeooo:paragraph-rsid="0013a52c" style:font-weight-asian="bold" style:font-weight-complex="bold"/>
    </style:style>
    <style:style style:name="P26" style:family="paragraph" style:parent-style-name="Standard">
      <style:paragraph-properties fo:text-align="start" style:justify-single-word="false"/>
      <style:text-properties style:text-underline-style="none" fo:font-weight="bold" officeooo:rsid="00158734" officeooo:paragraph-rsid="00158734" style:font-weight-asian="bold" style:font-weight-complex="bold"/>
    </style:style>
    <style:style style:name="P27" style:family="paragraph" style:parent-style-name="Standard">
      <style:paragraph-properties fo:text-align="start" style:justify-single-word="false"/>
      <style:text-properties style:text-underline-style="none" fo:font-weight="bold" officeooo:rsid="0015f945" officeooo:paragraph-rsid="0015f945" style:font-weight-asian="bold" style:font-weight-complex="bold"/>
    </style:style>
    <style:style style:name="P28" style:family="paragraph" style:parent-style-name="Standard">
      <style:paragraph-properties fo:text-align="start" style:justify-single-word="false"/>
      <style:text-properties style:text-underline-style="none" fo:font-weight="bold" officeooo:rsid="00163a27" officeooo:paragraph-rsid="00163a27" style:font-weight-asian="bold" style:font-weight-complex="bold"/>
    </style:style>
    <style:style style:name="P29" style:family="paragraph" style:parent-style-name="Standard">
      <style:paragraph-properties fo:text-align="start" style:justify-single-word="false"/>
      <style:text-properties style:text-underline-style="none" fo:font-weight="bold" officeooo:rsid="00163a27" officeooo:paragraph-rsid="0016612d" style:font-weight-asian="bold" style:font-weight-complex="bold"/>
    </style:style>
    <style:style style:name="P30" style:family="paragraph" style:parent-style-name="Standard">
      <style:paragraph-properties fo:text-align="start" style:justify-single-word="false"/>
      <style:text-properties style:text-underline-style="none" fo:font-weight="bold" officeooo:rsid="00177056" officeooo:paragraph-rsid="00177056" style:font-weight-asian="bold" style:font-weight-complex="bold"/>
    </style:style>
    <style:style style:name="P31" style:family="paragraph" style:parent-style-name="Standard">
      <style:paragraph-properties fo:text-align="start" style:justify-single-word="false"/>
      <style:text-properties style:text-underline-style="solid" style:text-underline-width="auto" style:text-underline-color="font-color" fo:font-weight="bold" officeooo:rsid="00177056" officeooo:paragraph-rsid="00177056" style:font-weight-asian="bold" style:font-weight-complex="bold"/>
    </style:style>
    <style:style style:name="P32" style:family="paragraph" style:parent-style-name="Standard">
      <style:paragraph-properties fo:text-align="start" style:justify-single-word="false"/>
      <style:text-properties style:text-underline-style="solid" style:text-underline-width="auto" style:text-underline-color="font-color" fo:font-weight="bold" officeooo:rsid="00181f9c" officeooo:paragraph-rsid="00181f9c" style:font-weight-asian="bold" style:font-weight-complex="bold"/>
    </style:style>
    <style:style style:name="P33" style:family="paragraph" style:parent-style-name="Standard">
      <style:paragraph-properties fo:text-align="start" style:justify-single-word="false"/>
      <style:text-properties style:text-underline-style="solid" style:text-underline-width="auto" style:text-underline-color="font-color" fo:font-weight="bold" officeooo:rsid="0018dba3" officeooo:paragraph-rsid="0018dba3" style:font-weight-asian="bold" style:font-weight-complex="bold"/>
    </style:style>
    <style:style style:name="P34" style:family="paragraph" style:parent-style-name="Standard">
      <style:paragraph-properties fo:text-align="start" style:justify-single-word="false"/>
      <style:text-properties officeooo:paragraph-rsid="00181f9c"/>
    </style:style>
    <style:style style:name="P35" style:family="paragraph" style:parent-style-name="Standard">
      <style:paragraph-properties fo:text-align="start" style:justify-single-word="false"/>
      <style:text-properties fo:font-style="italic" style:text-underline-style="none" fo:font-weight="bold" officeooo:rsid="0015f945" officeooo:paragraph-rsid="0015f945" style:font-style-asian="italic" style:font-weight-asian="bold" style:font-style-complex="italic" style:font-weight-complex="bold"/>
    </style:style>
    <style:style style:name="T1" style:family="text">
      <style:text-properties style:text-position="super 58%"/>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17def6" style:font-weight-asian="normal" style:font-weight-complex="normal"/>
    </style:style>
    <style:style style:name="T5" style:family="text">
      <style:text-properties style:text-underline-style="none" fo:font-weight="normal" officeooo:rsid="0018dba3" style:font-weight-asian="normal" style:font-weight-complex="normal"/>
    </style:style>
    <style:style style:name="T6" style:family="text">
      <style:text-properties style:text-underline-style="none" fo:font-weight="normal" officeooo:rsid="00181f9c" style:font-weight-asian="normal" style:font-weight-complex="normal"/>
    </style:style>
    <style:style style:name="T7" style:family="text">
      <style:text-properties fo:color="#2a6099"/>
    </style:style>
    <style:style style:name="T8" style:family="text">
      <style:text-properties fo:color="#81d41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tomate the Boring Stuff - 2<text:span text:style-name="T1">nd</text:span> Edition</text:p>
      <text:p text:style-name="P1">Chapter Review Questions</text:p>
      <text:p text:style-name="P16"/>
      <text:p text:style-name="P2">Chapter 1</text:p>
      <text:p text:style-name="P8"/>
      <text:p text:style-name="P24">1. Which of the following are operators, and which are values?</text:p>
      <text:p text:style-name="P8"/>
      <text:p text:style-name="P8">* - operator</text:p>
      <text:p text:style-name="P8">'hello' - value</text:p>
      <text:p text:style-name="P8">-88.8 - value</text:p>
      <text:p text:style-name="P8">- operator</text:p>
      <text:p text:style-name="P8">/ operator</text:p>
      <text:p text:style-name="P8">+ operator</text:p>
      <text:p text:style-name="P8">5 value</text:p>
      <text:p text:style-name="P8"/>
      <text:p text:style-name="P24">2. Which of the following is a variable, and which is a string?</text:p>
      <text:p text:style-name="P8"/>
      <text:p text:style-name="P8">Spam - variable</text:p>
      <text:p text:style-name="P8">'spam' - string</text:p>
      <text:p text:style-name="P8"/>
      <text:p text:style-name="P24">3. Name three data types.</text:p>
      <text:p text:style-name="P8"/>
      <text:p text:style-name="P8">String, int, variable</text:p>
      <text:p text:style-name="P8"/>
      <text:p text:style-name="P24">4. What is an expression made up of? What do all expressions do?</text:p>
      <text:p text:style-name="P8"/>
      <text:p text:style-name="P8">An expression is made up of statements that resolve down to a final value</text:p>
      <text:p text:style-name="P8"/>
      <text:p text:style-name="P24">5. This chapter introduced assignment statements, like spam = 10. What is the difference between an expression and a statement?</text:p>
      <text:p text:style-name="P8"/>
      <text:p text:style-name="P8">An assignment statement is assigning a value to a variable. An expression resolves some sort of calculation/computation</text:p>
      <text:p text:style-name="P8"/>
      <text:p text:style-name="P24">6. What does the variable bacon contain after the following code runs?</text:p>
      <text:p text:style-name="P8"/>
      <text:p text:style-name="P8">bacon = 20</text:p>
      <text:p text:style-name="P8">bacon + 1</text:p>
      <text:p text:style-name="P8"/>
      <text:p text:style-name="P8">bacon still contains 20 because the value was not changed/reassigned</text:p>
      <text:p text:style-name="P8"/>
      <text:p text:style-name="P24">7. What should the following two expressions evaluate to?</text:p>
      <text:p text:style-name="P8"/>
      <text:p text:style-name="P8">'spam' + 'spamspam'</text:p>
      <text:p text:style-name="P8">'spam' * 3</text:p>
      <text:p text:style-name="P8"/>
      <text:p text:style-name="P8">both should evaluate to ‘spamspamspam’</text:p>
      <text:p text:style-name="P8"/>
      <text:p text:style-name="P24">8. Why is eggs a valid variable name while 100 is invalid?</text:p>
      <text:p text:style-name="P8"><text:soft-page-break/>100 is an int value and cannot be used as a variable, variables must start with a letter. If you try to do something like “100 = foo” you will get an erro</text:p>
      <text:p text:style-name="P8"/>
      <text:p text:style-name="P24">9. What three functions can be used to get the integer, floating-point number, or string version of a value?</text:p>
      <text:p text:style-name="P8"/>
      <text:p text:style-name="P8">Int()</text:p>
      <text:p text:style-name="P8">float()</text:p>
      <text:p text:style-name="P8">str()</text:p>
      <text:p text:style-name="P8"/>
      <text:p text:style-name="P24">10. Why does this expression cause an error? How can you fix it?</text:p>
      <text:p text:style-name="P8"/>
      <text:p text:style-name="P8">'I have eaten ' + 99 + ' burritos.'</text:p>
      <text:p text:style-name="P8"/>
      <text:p text:style-name="P8">Strings can only concatenate with other strings, 99 needs to be ‘99’</text:p>
      <text:p text:style-name="P8"/>
      <text:p text:style-name="P3">Chapter 2</text:p>
      <text:p text:style-name="P9"/>
      <text:p text:style-name="P25">1. What are the two values of the Boolean data type? How do you write them?</text:p>
      <text:p text:style-name="P9"/>
      <text:p text:style-name="P9">True and False (case sensitive)</text:p>
      <text:p text:style-name="P9"/>
      <text:p text:style-name="P25">2. What are the three Boolean operators?</text:p>
      <text:p text:style-name="P9"/>
      <text:p text:style-name="P9">And, or, not</text:p>
      <text:p text:style-name="P9"/>
      <text:p text:style-name="P25">3. Write out the truth tables of each Boolean operator (that is, every possible combination of Boolean values for the operator and what they evaluate to).</text:p>
      <text:p text:style-name="P9"/>
      <text:p text:style-name="P9">See chapter for truth tables</text:p>
      <text:p text:style-name="P9"/>
      <text:p text:style-name="P25">4. What do the following expressions evaluate to?</text:p>
      <text:p text:style-name="P9"/>
      <text:p text:style-name="P9">(5 &gt; 4) and (3 == 5) </text:p>
      <text:p text:style-name="P9">False</text:p>
      <text:p text:style-name="P9">not (5 &gt; 4) </text:p>
      <text:p text:style-name="P9">False</text:p>
      <text:p text:style-name="P9">(5 &gt; 4) or (3 == 5) </text:p>
      <text:p text:style-name="P9">True</text:p>
      <text:p text:style-name="P9">not ((5 &gt; 4) or (3 == 5))</text:p>
      <text:p text:style-name="P9">False</text:p>
      <text:p text:style-name="P9">(True and True) and (True == False)</text:p>
      <text:p text:style-name="P9">False</text:p>
      <text:p text:style-name="P9">(not False) or (not True)</text:p>
      <text:p text:style-name="P9">True</text:p>
      <text:p text:style-name="P9"/>
      <text:p text:style-name="P25">5. What are the six comparison operators?</text:p>
      <text:p text:style-name="P9"/>
      <text:p text:style-name="P9">&gt;, &lt;, =, &lt;=, &gt;=, ==</text:p>
      <text:p text:style-name="P9"><text:soft-page-break/></text:p>
      <text:p text:style-name="P25">6. What is the difference between the equal to operator and the assignment operator?</text:p>
      <text:p text:style-name="P9"/>
      <text:p text:style-name="P9">== checks comparison, = assigns value</text:p>
      <text:p text:style-name="P9"/>
      <text:p text:style-name="P25">7. Explain what a condition is and where you would use one.</text:p>
      <text:p text:style-name="P9"/>
      <text:p text:style-name="P9">Determine if different branches of code should operate </text:p>
      <text:p text:style-name="P9"/>
      <text:p text:style-name="P25">8. Identify the three blocks in this code:</text:p>
      <text:p text:style-name="P9"/>
      <text:p text:style-name="P17">spam = 0</text:p>
      <text:p text:style-name="P17">if spam == 10:</text:p>
      <text:p text:style-name="P9"><text:s text:c="4"/><text:span text:style-name="T7">print('eggs')</text:span></text:p>
      <text:p text:style-name="P18"><text:s text:c="4"/>if spam &gt; 5:</text:p>
      <text:p text:style-name="P9"><text:s text:c="8"/><text:span text:style-name="T8">print('bacon')</text:span></text:p>
      <text:p text:style-name="P9"><text:s text:c="3"/><text:span text:style-name="T7"><text:s/>else:</text:span></text:p>
      <text:p text:style-name="P9"><text:s text:c="8"/><text:span text:style-name="T8">print('ham')</text:span></text:p>
      <text:p text:style-name="P9"><text:s text:c="4"/><text:span text:style-name="T7">print('spam')</text:span></text:p>
      <text:p text:style-name="P17">print('spam')</text:p>
      <text:p text:style-name="P9"/>
      <text:p text:style-name="P25">9. Write code that prints Hello if 1 is stored in spam, prints Howdy if 2 is stored in spam, and prints Greetings! if anything else is stored in spam.</text:p>
      <text:p text:style-name="P9"/>
      <text:p text:style-name="P9">If spam == 1:</text:p>
      <text:p text:style-name="P9"><text:tab/>print(‘Hello’)</text:p>
      <text:p text:style-name="P9">elif spam ==2:</text:p>
      <text:p text:style-name="P9"><text:tab/>print(‘Howdy’)</text:p>
      <text:p text:style-name="P9">else:</text:p>
      <text:p text:style-name="P9"><text:tab/>print(‘Greetings!’)</text:p>
      <text:p text:style-name="P9"/>
      <text:p text:style-name="P25">10. What keys can you press if your program is stuck in an infinite loop?</text:p>
      <text:p text:style-name="P9"/>
      <text:p text:style-name="P9">CTRL+C</text:p>
      <text:p text:style-name="P9"/>
      <text:p text:style-name="P25">11. What is the difference between break and continue?</text:p>
      <text:p text:style-name="P9"/>
      <text:p text:style-name="P9">Break breaks out of the loop, whereas continue skips the rest of the loop’s current iteration and continues to the beginning of the loop iteration</text:p>
      <text:p text:style-name="P9"/>
      <text:p text:style-name="P25">12. What is the difference between range(10), range(0, 10), and range(0, 10, 1) in a for loop?</text:p>
      <text:p text:style-name="P9"/>
      <text:p text:style-name="P9">They are all the same. They start at 0, increment by 1, and go up to but not including 10 (so, 9)</text:p>
      <text:p text:style-name="P9"/>
      <text:p text:style-name="P25">13. Write a short program that prints the numbers 1 to 10 using a for loop. Then write an equivalent program that prints the numbers 1 to 10 using a while loop.</text:p>
      <text:p text:style-name="P9"/>
      <text:p text:style-name="P9">For I in range(1, 11):<text:line-break/><text:tab/>print(i)</text:p>
      <text:p text:style-name="P9"><text:soft-page-break/></text:p>
      <text:p text:style-name="P9">I == 1</text:p>
      <text:p text:style-name="P9">while I &lt; 11:</text:p>
      <text:p text:style-name="P9"><text:tab/>print(i)</text:p>
      <text:p text:style-name="P9"><text:tab/>I = i+1</text:p>
      <text:p text:style-name="P9"/>
      <text:p text:style-name="P25">14. If you had a function named bacon() inside a module named spam, how would you call it after importing spam?</text:p>
      <text:p text:style-name="P9"/>
      <text:p text:style-name="P9">Spam.bacon()</text:p>
      <text:p text:style-name="P9"/>
      <text:p text:style-name="P4">Chapter 3</text:p>
      <text:p text:style-name="P10"/>
      <text:p text:style-name="P26">1. Why are functions advantageous to have in your programs?</text:p>
      <text:p text:style-name="P10"/>
      <text:p text:style-name="P10">Organization and shorter, cleaner code</text:p>
      <text:p text:style-name="P10"/>
      <text:p text:style-name="P26">2. When does the code in a function execute: when the function is defined or when the function is called?</text:p>
      <text:p text:style-name="P10"/>
      <text:p text:style-name="P10">Called</text:p>
      <text:p text:style-name="P10"/>
      <text:p text:style-name="P26">3. What statement creates a function?</text:p>
      <text:p text:style-name="P10"/>
      <text:p text:style-name="P10">Def()</text:p>
      <text:p text:style-name="P10"/>
      <text:p text:style-name="P26">4. What is the difference between a function and a function call?</text:p>
      <text:p text:style-name="P10"/>
      <text:p text:style-name="P10">A function is a miniature program inside your program, however it doesn’t actually run until it’s been called. You first have to define the function, then call it.</text:p>
      <text:p text:style-name="P10"/>
      <text:p text:style-name="P26">5. How many global scopes are there in a Python program? How many local scopes?</text:p>
      <text:p text:style-name="P10"/>
      <text:p text:style-name="P10">1 global scope; as many local scopes as there are functions</text:p>
      <text:p text:style-name="P10"/>
      <text:p text:style-name="P26">6. What happens to variables in a local scope when the function call returns?</text:p>
      <text:p text:style-name="P10"/>
      <text:p text:style-name="P10">They are deleted</text:p>
      <text:p text:style-name="P10"/>
      <text:p text:style-name="P26">7. What is a return value? Can a return value be part of an expression?</text:p>
      <text:p text:style-name="P10"/>
      <text:p text:style-name="P10">A return value is what a function evaluates to. Return values can be passed as arguments to other function calls, so they can be part of an expression.</text:p>
      <text:p text:style-name="P10"/>
      <text:p text:style-name="P26">8. If a function does not have a return statement, what is the return value of a call to that function?</text:p>
      <text:p text:style-name="P10"/>
      <text:p text:style-name="P10">None. Python adds a return None statement to any function without a return statement.</text:p>
      <text:p text:style-name="P10"/>
      <text:p text:style-name="P26"><text:soft-page-break/>9. How can you force a variable in a function to refer to the global variable?</text:p>
      <text:p text:style-name="P10"/>
      <text:p text:style-name="P10">Global &lt;variable&gt;</text:p>
      <text:p text:style-name="P10"/>
      <text:p text:style-name="P26">10. What is the data type of None?</text:p>
      <text:p text:style-name="P10"/>
      <text:p text:style-name="P10">NoneType</text:p>
      <text:p text:style-name="P10"/>
      <text:p text:style-name="P26">11. What does the import areallyourpetsnamederic statement do?</text:p>
      <text:p text:style-name="P10"/>
      <text:p text:style-name="P10">Imports the module <text:s/>areallyourpetsnamederic, as long as it is installed in the system</text:p>
      <text:p text:style-name="P10"/>
      <text:p text:style-name="P26">12. If you had a function named bacon() in a module named spam, how would you call it after importing spam?</text:p>
      <text:p text:style-name="P10"/>
      <text:p text:style-name="P10">Import spam</text:p>
      <text:p text:style-name="P10">spam.bacon()</text:p>
      <text:p text:style-name="P10"/>
      <text:p text:style-name="P26">13. How can you prevent a program from crashing when it gets an error?</text:p>
      <text:p text:style-name="P10"/>
      <text:p text:style-name="P10">The try and except clauses</text:p>
      <text:p text:style-name="P10"/>
      <text:p text:style-name="P26">14. What goes in the try clause? What goes in the except clause?</text:p>
      <text:p text:style-name="P10"/>
      <text:p text:style-name="P10">The try cause is for the code that you want to attempt to execute, the except clause is to catch any errors <text:s text:c="2"/>that you expect might occur, so that the whole program doesn’t crash when there’s an error.</text:p>
      <text:p text:style-name="P10"/>
      <text:p text:style-name="P5">Chapter 4</text:p>
      <text:p text:style-name="P11"/>
      <text:p text:style-name="P27">1. What is []?</text:p>
      <text:p text:style-name="P11"/>
      <text:p text:style-name="P11">A blank list</text:p>
      <text:p text:style-name="P11"/>
      <text:p text:style-name="P27">2. How would you assign the value 'hello' as the third value in a list stored in a variable named spam? (Assume spam contains [2, 4, 6, 8, 10].)</text:p>
      <text:p text:style-name="P11"/>
      <text:p text:style-name="P11">spam[2] = ‘hello’</text:p>
      <text:p text:style-name="P11"/>
      <text:p text:style-name="P35">For the following three questions, let’s say spam contains the list ['a', 'b', 'c', 'd'].</text:p>
      <text:p text:style-name="P11"/>
      <text:p text:style-name="P27">3. What does spam[int(int('3' * 2) // 11)] evaluate to?</text:p>
      <text:p text:style-name="P11"/>
      <text:p text:style-name="P11">‘d’</text:p>
      <text:p text:style-name="P11"/>
      <text:p text:style-name="P27">4. What does spam[-1] evaluate to?</text:p>
      <text:p text:style-name="P11"/>
      <text:p text:style-name="P11">‘d’</text:p>
      <text:p text:style-name="P11"/>
      <text:p text:style-name="P27">5. What does spam[:2] evaluate to?</text:p>
      <text:p text:style-name="P11"><text:soft-page-break/></text:p>
      <text:p text:style-name="P11">[‘a’, ‘b’]</text:p>
      <text:p text:style-name="P11"/>
      <text:p text:style-name="P19">For the following three questions, let’s say bacon contains the list [3.14, 'cat', 11, 'cat', True].</text:p>
      <text:p text:style-name="P11"/>
      <text:p text:style-name="P27">6. What does bacon.index('cat') evaluate to?</text:p>
      <text:p text:style-name="P11"/>
      <text:p text:style-name="P11">bacon[1]</text:p>
      <text:p text:style-name="P11"/>
      <text:p text:style-name="P27">7. What does bacon.append(99) make the list value in bacon look like?</text:p>
      <text:p text:style-name="P11"/>
      <text:p text:style-name="P11">[3.14, ‘cat’, ‘11’, ‘cat’, True, 99]</text:p>
      <text:p text:style-name="P11"/>
      <text:p text:style-name="P27">8. What does bacon.remove('cat') make the list value in bacon look like?</text:p>
      <text:p text:style-name="P11"/>
      <text:p text:style-name="P11">[3.14, ‘11’, ‘cat’, True,] </text:p>
      <text:p text:style-name="P11"/>
      <text:p text:style-name="P27">9. What are the operators for list concatenation and list replication?</text:p>
      <text:p text:style-name="P11"/>
      <text:p text:style-name="P11">+, *</text:p>
      <text:p text:style-name="P11"/>
      <text:p text:style-name="P27">10. What is the difference between the append() and insert() list methods?</text:p>
      <text:p text:style-name="P11"/>
      <text:p text:style-name="P11">Append() adds the value to the end of the list, insert will add the value to a specified list index</text:p>
      <text:p text:style-name="P11"/>
      <text:p text:style-name="P27">11. What are two ways to remove values from a list?</text:p>
      <text:p text:style-name="P11"/>
      <text:p text:style-name="P11">List.remove() and the del statement</text:p>
      <text:p text:style-name="P11"/>
      <text:p text:style-name="P27">12. Name a few ways that list values are similar to string values.</text:p>
      <text:p text:style-name="P11"/>
      <text:p text:style-name="P11">They both can be sliced, indexed, concatenated, and multiplied/replicated</text:p>
      <text:p text:style-name="P11"/>
      <text:p text:style-name="P27">13. What is the difference between lists and tuples?</text:p>
      <text:p text:style-name="P11"/>
      <text:p text:style-name="P11">Lists are mutable, tuples are immutable</text:p>
      <text:p text:style-name="P11"/>
      <text:p text:style-name="P27">14. How do you type the tuple value that has just the integer value 42 in it?</text:p>
      <text:p text:style-name="P11"/>
      <text:p text:style-name="P11">Tuple = (42,)</text:p>
      <text:p text:style-name="P11"/>
      <text:p text:style-name="P27">15. How can you get the tuple form of a list value? How can you get the list form of a tuple value?</text:p>
      <text:p text:style-name="P11"/>
      <text:p text:style-name="P11">The tuple() and list() functions </text:p>
      <text:p text:style-name="P11"/>
      <text:p text:style-name="P27">16. Variables that “contain” list values don’t actually contain lists directly. What do they contain instead?</text:p>
      <text:p text:style-name="P11"/>
      <text:p text:style-name="P11">Reference(s) to the list value</text:p>
      <text:p text:style-name="P11"><text:soft-page-break/></text:p>
      <text:p text:style-name="P27">17. What is the difference between copy.copy() and copy.deepcopy()?</text:p>
      <text:p text:style-name="P11"/>
      <text:p text:style-name="P11">Copy.copy() will copy/duplicate the actual list data, as opposed to just the Reference. Copy.deepcopy() does the same thing, but for lists that contain inner lists (lists of lists)</text:p>
      <text:p text:style-name="P11"/>
      <text:p text:style-name="P6">Chapter 5</text:p>
      <text:p text:style-name="P12"/>
      <text:p text:style-name="P28">1. What does the code for an empty dictionary look like?</text:p>
      <text:p text:style-name="P12"/>
      <text:p text:style-name="P14">Dict = {}</text:p>
      <text:p text:style-name="P12"/>
      <text:p text:style-name="P29">2. What does a dictionary value with a key 'foo' and a value 42 look like?</text:p>
      <text:p text:style-name="P13"/>
      <text:p text:style-name="P14">Dict{‘foo’: 42}</text:p>
      <text:p text:style-name="P12"/>
      <text:p text:style-name="P28">3. What is the main difference between a dictionary and a list?</text:p>
      <text:p text:style-name="P12"/>
      <text:p text:style-name="P14">Dictionarys have keys and therefore key-value pairs, but lists do not. However lists can be sliced and dicts cannot.</text:p>
      <text:p text:style-name="P12"/>
      <text:p text:style-name="P28">4. What happens if you try to access spam['foo'] if spam is {'bar': 100}?</text:p>
      <text:p text:style-name="P12"/>
      <text:p text:style-name="P14">KeyError</text:p>
      <text:p text:style-name="P12"/>
      <text:p text:style-name="P28">5. If a dictionary is stored in spam, what is the difference between the expressions 'cat' in spam and 'cat' in spam.keys()?</text:p>
      <text:p text:style-name="P12"/>
      <text:p text:style-name="P14">Neither, both will reach the same value</text:p>
      <text:p text:style-name="P12"/>
      <text:p text:style-name="P28">6. If a dictionary is stored in spam, what is the difference between the expressions 'cat' in spam and 'cat' in spam.values()?</text:p>
      <text:p text:style-name="P12"/>
      <text:p text:style-name="P15">Cat in spam checks keys, not values</text:p>
      <text:p text:style-name="P12"/>
      <text:p text:style-name="P28">7. What is a shortcut for the following code?</text:p>
      <text:p text:style-name="P12"/>
      <text:p text:style-name="P12">if 'color' not in spam:</text:p>
      <text:p text:style-name="P12"><text:s text:c="4"/>spam['color'] = 'black'</text:p>
      <text:p text:style-name="P12"/>
      <text:p text:style-name="P15">spam.setdefault(‘color’: ‘black’)</text:p>
      <text:p text:style-name="P12"/>
      <text:p text:style-name="P28">8. What module and function can be used to “pretty print” dictionary values?</text:p>
      <text:p text:style-name="P12"/>
      <text:p text:style-name="P15">Pprint</text:p>
      <text:p text:style-name="P15"/>
      <text:p text:style-name="P7">Chapter 6</text:p>
      <text:p text:style-name="P20"/>
      <text:p text:style-name="P30">1. What are escape characters?</text:p>
      <text:p text:style-name="P20"><text:soft-page-break/></text:p>
      <text:p text:style-name="P20">Allows to type characters like ‘ without ending the string literal, or other characters that normally serve a specific programmatic function</text:p>
      <text:p text:style-name="P20"/>
      <text:p text:style-name="P30">2. What do the \n and \t escape characters represent?</text:p>
      <text:p text:style-name="P20"/>
      <text:p text:style-name="P20">\n is newline, \t is tab</text:p>
      <text:p text:style-name="P20"/>
      <text:p text:style-name="P30">3. How can you put a \ backslash character in a string?</text:p>
      <text:p text:style-name="P20"/>
      <text:p text:style-name="P20">\\</text:p>
      <text:p text:style-name="P20"/>
      <text:p text:style-name="P30">4. The string value "Howl's Moving Castle" is a valid string. Why isn’t it a problem that the single quote character in the word Howl's isn’t escaped?</text:p>
      <text:p text:style-name="P20"/>
      <text:p text:style-name="P20">Because double quotes are being used for the string</text:p>
      <text:p text:style-name="P20"/>
      <text:p text:style-name="P30">5. If you don’t want to put \n in your string, how can you write a string with newlines in it?</text:p>
      <text:p text:style-name="P20"/>
      <text:p text:style-name="P20">Use triple quotes for a multi-line string</text:p>
      <text:p text:style-name="P20"/>
      <text:p text:style-name="P30">6. What do the following expressions evaluate to?</text:p>
      <text:p text:style-name="P20"/>
      <text:p text:style-name="P20">'Hello, world!'[1] ‘e’</text:p>
      <text:p text:style-name="P20">'Hello, world!'[0:5] ‘Hello,’</text:p>
      <text:p text:style-name="P20">'Hello, world!'[:5] ‘Hello,’</text:p>
      <text:p text:style-name="P20">'Hello, world!'[3:] ‘o, world!’</text:p>
      <text:p text:style-name="P20"/>
      <text:p text:style-name="P30">7. What do the following expressions evaluate to?</text:p>
      <text:p text:style-name="P20"/>
      <text:p text:style-name="P20">'Hello'.upper() ‘HELLO’</text:p>
      <text:p text:style-name="P20">'Hello'.upper().isupper() True</text:p>
      <text:p text:style-name="P20">'Hello'.upper().lower() ‘hello’</text:p>
      <text:p text:style-name="P20"/>
      <text:p text:style-name="P30">8. What do the following expressions evaluate to?</text:p>
      <text:p text:style-name="P20"/>
      <text:p text:style-name="P20">'Remember, remember, the fifth of November.'.split()</text:p>
      <text:p text:style-name="P20"/>
      <text:p text:style-name="P21">[‘Remember,’, ‘remember,’, ‘the’, ‘fifth’, ‘of’, ‘November.’]</text:p>
      <text:p text:style-name="P20"/>
      <text:p text:style-name="P20">'-'.join('There can be only one.'.split())</text:p>
      <text:p text:style-name="P20"/>
      <text:p text:style-name="P7"><text:span text:style-name="T3">‘</text:span><text:span text:style-name="T4">There-can-only-be-one.’</text:span></text:p>
      <text:p text:style-name="P20"/>
      <text:p text:style-name="P30">9. What string methods can you use to right-justify, left-justify, and center a string?</text:p>
      <text:p text:style-name="P20"/>
      <text:p text:style-name="P7"><text:span text:style-name="T3">.</text:span><text:span text:style-name="T4">rjust(), .ljust(), .center()</text:span></text:p>
      <text:p text:style-name="P20"/>
      <text:p text:style-name="P30">10. How can you trim whitespace characters from the beginning or end of a string?</text:p>
      <text:p text:style-name="P20"><text:soft-page-break/></text:p>
      <text:p text:style-name="P7"><text:span text:style-name="T3">.</text:span><text:span text:style-name="T4">strip()</text:span></text:p>
      <text:p text:style-name="P7"><text:span text:style-name="T4"/></text:p>
      <text:p text:style-name="P32">Chapter 7</text:p>
      <text:p text:style-name="P32"><text:span text:style-name="T3"/></text:p>
      <text:p text:style-name="P32"><text:span text:style-name="T2">1. What is the function that creates Regex objects?</text:span></text:p>
      <text:p text:style-name="P32"><text:span text:style-name="T3"/></text:p>
      <text:p text:style-name="P32"><text:span text:style-name="T3">re.compile()</text:span></text:p>
      <text:p text:style-name="P32"><text:span text:style-name="T3"/></text:p>
      <text:p text:style-name="P32"><text:span text:style-name="T2">2. Why are raw strings often used when creating Regex objects?</text:span></text:p>
      <text:p text:style-name="P32"><text:span text:style-name="T3"/></text:p>
      <text:p text:style-name="P32"><text:span text:style-name="T3">Because of symbols and escape characters</text:span></text:p>
      <text:p text:style-name="P32"><text:span text:style-name="T3"/></text:p>
      <text:p text:style-name="P32"><text:span text:style-name="T2">3. What does the search() method return?</text:span></text:p>
      <text:p text:style-name="P32"><text:span text:style-name="T3"/></text:p>
      <text:p text:style-name="P32"><text:span text:style-name="T3">A match object based on the regex pattern being searched for</text:span></text:p>
      <text:p text:style-name="P32"><text:span text:style-name="T3"/></text:p>
      <text:p text:style-name="P32"><text:span text:style-name="T2">4. How do you get the actual strings that match the pattern from a Match object?</text:span></text:p>
      <text:p text:style-name="P32"><text:span text:style-name="T3"/></text:p>
      <text:p text:style-name="P32"><text:span text:style-name="T3">mo.group(), mo.group(groupnumber), or mo.groups()</text:span></text:p>
      <text:p text:style-name="P32"><text:span text:style-name="T3"/></text:p>
      <text:p text:style-name="P32"><text:span text:style-name="T2">5. In the regex created from r'(\d\d\d)-(\d\d\d-\d\d\d\d)', what does group 0 cover? Group 1? Group 2?</text:span></text:p>
      <text:p text:style-name="P32"><text:span text:style-name="T3"/></text:p>
      <text:p text:style-name="P32"><text:span text:style-name="T3">Group 0 covers the entire string, group 1 covers the area code, group 2 covers the remaining 7 digits of the phone number</text:span></text:p>
      <text:p text:style-name="P32"><text:span text:style-name="T3"/></text:p>
      <text:p text:style-name="P32"><text:span text:style-name="T2">6. Parentheses and periods have specific meanings in regular expression syntax. How would you specify that you want a regex to match actual parentheses and period characters?</text:span></text:p>
      <text:p text:style-name="P32"><text:span text:style-name="T3"/></text:p>
      <text:p text:style-name="P32"><text:span text:style-name="T3">With escape characters, ie the backslash. </text:span></text:p>
      <text:p text:style-name="P32"><text:span text:style-name="T3"/></text:p>
      <text:p text:style-name="P32"><text:span text:style-name="T2">7. The findall() method returns a list of strings or a list of tuples of strings. What makes it return one or the other?</text:span></text:p>
      <text:p text:style-name="P32"><text:span text:style-name="T3"/></text:p>
      <text:p text:style-name="P32"><text:span text:style-name="T3">Whether or not the regex pattern has groups with parentheses</text:span></text:p>
      <text:p text:style-name="P32"><text:span text:style-name="T3"/></text:p>
      <text:p text:style-name="P32"><text:span text:style-name="T2">8. What does the | character signify in regular expressions?</text:span></text:p>
      <text:p text:style-name="P32"><text:span text:style-name="T3"/></text:p>
      <text:p text:style-name="P32"><text:span text:style-name="T3">OR</text:span></text:p>
      <text:p text:style-name="P32"><text:span text:style-name="T3"/></text:p>
      <text:p text:style-name="P32"><text:span text:style-name="T2">9. What two things does the ? character signify in regular expressions?</text:span></text:p>
      <text:p text:style-name="P32"><text:span text:style-name="T3"/></text:p>
      <text:p text:style-name="P34"><text:span text:style-name="T6">It can either mean “</text:span><text:span text:style-name="T5">zero or one</text:span><text:span text:style-name="T6"> of the preceding characters”, </text:span><text:span text:style-name="T5">or it can be used to indicate a non-greedy match</text:span><text:span text:style-name="T6"> </text:span></text:p>
      <text:p text:style-name="P32"><text:span text:style-name="T3"/></text:p>
      <text:p text:style-name="P32"><text:span text:style-name="T2">10. What is the difference between the + and * characters in regular expressions?</text:span></text:p>
      <text:p text:style-name="P32"><text:span text:style-name="T3"/></text:p>
      <text:p text:style-name="P33"><text:span text:style-name="T3">+ matches one or more of the preceding group</text:span></text:p>
      <text:p text:style-name="P33"><text:soft-page-break/><text:span text:style-name="T3">* matches zero or more of the preceding group</text:span></text:p>
      <text:p text:style-name="P32"><text:span text:style-name="T3"/></text:p>
      <text:p text:style-name="P32"><text:span text:style-name="T2">11. What is the difference between {3} and {3,5} in regular expressions?</text:span></text:p>
      <text:p text:style-name="P32"><text:span text:style-name="T3"/></text:p>
      <text:p text:style-name="P33"><text:span text:style-name="T3">{3} means a group/pattern happens 3 times, whereas {3,5} can be 3, 4, or 5 times</text:span></text:p>
      <text:p text:style-name="P32"><text:span text:style-name="T3"/></text:p>
      <text:p text:style-name="P32"><text:span text:style-name="T2">12. What do the \d, \w, and \s shorthand character classes signify in regular expressions?</text:span></text:p>
      <text:p text:style-name="P32"><text:span text:style-name="T3"/></text:p>
      <text:p text:style-name="P33"><text:span text:style-name="T3">\d is a digit, /w is any alphanumeric character (including numbers), and \s is for spaces</text:span></text:p>
      <text:p text:style-name="P32"><text:span text:style-name="T3"/></text:p>
      <text:p text:style-name="P32"><text:span text:style-name="T2">13. What do the \D, \W, and \S shorthand character classes signify in regular expressions?</text:span></text:p>
      <text:p text:style-name="P32"><text:span text:style-name="T3"/></text:p>
      <text:p text:style-name="P33"><text:span text:style-name="T3">\D is NOT a digit, /W is NOT any alphanumeric character, \W is NOT a space</text:span></text:p>
      <text:p text:style-name="P32"><text:span text:style-name="T3"/></text:p>
      <text:p text:style-name="P32"><text:span text:style-name="T2">14. What is the difference between .* and .*??</text:span></text:p>
      <text:p text:style-name="P32"><text:span text:style-name="T3"/></text:p>
      <text:p text:style-name="P32"><text:span text:style-name="T3">.* </text:span><text:span text:style-name="T5">(dot-star) matches everything EXCEPT newline (\n)</text:span></text:p>
      <text:p text:style-name="P32"><text:span text:style-name="T5">.*? is the same as .*, but non-greedy</text:span></text:p>
      <text:p text:style-name="P32"><text:span text:style-name="T3"/></text:p>
      <text:p text:style-name="P32"><text:span text:style-name="T2">15. What is the character class syntax to match all numbers and lowercase letters?</text:span></text:p>
      <text:p text:style-name="P32"><text:span text:style-name="T3"/></text:p>
      <text:p text:style-name="P33"><text:span text:style-name="T3">[0-9a-z]</text:span></text:p>
      <text:p text:style-name="P32"><text:span text:style-name="T3"/></text:p>
      <text:p text:style-name="P32"><text:span text:style-name="T2">16. How do you make a regular expression case-insensitive?</text:span></text:p>
      <text:p text:style-name="P32"><text:span text:style-name="T3"/></text:p>
      <text:p text:style-name="P33"><text:span text:style-name="T3">Adding re.IGNORECASE or re.I as the second argument to the regex function</text:span></text:p>
      <text:p text:style-name="P32"><text:span text:style-name="T3"/></text:p>
      <text:p text:style-name="P32"><text:span text:style-name="T2">17. What does the . character normally match? What does it match if re.DOTALL is passed as the second argument to re.compile()?</text:span></text:p>
      <text:p text:style-name="P32"><text:span text:style-name="T3"/></text:p>
      <text:p text:style-name="P32"><text:span text:style-name="T3">.</text:span><text:span text:style-name="T5"> (dot) is the wildcard that atches any character except a newline (\n)</text:span></text:p>
      <text:p text:style-name="P33"><text:span text:style-name="T5">i</text:span><text:span text:style-name="T3">f re.DOTALL is passed, (dot) and (dot-star) will also match newline characters (\n)</text:span></text:p>
      <text:p text:style-name="P32"><text:span text:style-name="T3"/></text:p>
      <text:p text:style-name="P32"><text:span text:style-name="T2">18. If numRegex = re.compile(r'\d+'), what will numRegex.sub('X', '12 drummers, 11 pipers, five rings, 3 hens') return?</text:span></text:p>
      <text:p text:style-name="P32"><text:span text:style-name="T3"/></text:p>
      <text:p text:style-name="P32"><text:span text:style-name="T3">'X drummers, X pipers, five rings, X hens'</text:span></text:p>
      <text:p text:style-name="P32"><text:span text:style-name="T3"/></text:p>
      <text:p text:style-name="P32"><text:span text:style-name="T2">19. What does passing re.VERBOSE as the second argument to re.compile() allow you to do?</text:span></text:p>
      <text:p text:style-name="P32"><text:span text:style-name="T3"/></text:p>
      <text:p text:style-name="P33"><text:span text:style-name="T3">Allows you to use triple-quote strings and have a multi-line regex pattern for easier readability and organization</text:span></text:p>
      <text:p text:style-name="P32"><text:span text:style-name="T3"/></text:p>
      <text:p text:style-name="P32"><text:span text:style-name="T2">20. How would you write a regex that matches a number with commas for every three digits? It must match the following:</text:span></text:p>
      <text:p text:style-name="P32"><text:span text:style-name="T2"/></text:p>
      <text:p text:style-name="P32"><text:span text:style-name="T2">'42'</text:span></text:p>
      <text:p text:style-name="P32"><text:span text:style-name="T2">'1,234'</text:span></text:p>
      <text:p text:style-name="P32"><text:span text:style-name="T2">'6,368,745'</text:span></text:p>
      <text:p text:style-name="P32"><text:soft-page-break/><text:span text:style-name="T2">but not the following:</text:span></text:p>
      <text:p text:style-name="P32"><text:span text:style-name="T2"/></text:p>
      <text:p text:style-name="P32"><text:span text:style-name="T2">'12,34,567' (which has only two digits between the commas)</text:span></text:p>
      <text:p text:style-name="P32"><text:span text:style-name="T2">'1234' (which lacks commas)</text:span></text:p>
      <text:p text:style-name="P32"><text:span text:style-name="T3"/></text:p>
      <text:p text:style-name="P32"><text:span text:style-name="T2">21. How would you write a regex that matches the full name of someone whose last name is Watanabe? You can assume that the first name that comes before it will always be one word that begins with a capital letter. The regex must match the following:</text:span></text:p>
      <text:p text:style-name="P32"><text:span text:style-name="T2"/></text:p>
      <text:p text:style-name="P32"><text:span text:style-name="T2">'Haruto Watanabe'</text:span></text:p>
      <text:p text:style-name="P32"><text:span text:style-name="T2">'Alice Watanabe'</text:span></text:p>
      <text:p text:style-name="P32"><text:span text:style-name="T2">'RoboCop Watanabe'</text:span></text:p>
      <text:p text:style-name="P32"><text:span text:style-name="T2">but not the following:</text:span></text:p>
      <text:p text:style-name="P32"><text:span text:style-name="T2"/></text:p>
      <text:p text:style-name="P32"><text:span text:style-name="T2">'haruto Watanabe' (where the first name is not capitalized)</text:span></text:p>
      <text:p text:style-name="P32"><text:span text:style-name="T2">'Mr. Watanabe' (where the preceding word has a nonletter character)</text:span></text:p>
      <text:p text:style-name="P32"><text:span text:style-name="T2">'Watanabe' (which has no first name)</text:span></text:p>
      <text:p text:style-name="P32"><text:span text:style-name="T2">'Haruto watanabe' (where Watanabe is not capitalized)</text:span></text:p>
      <text:p text:style-name="P32"><text:span text:style-name="T3"/></text:p>
      <text:p text:style-name="P32"><text:span text:style-name="T2">22. How would you write a regex that matches a sentence where the first word is either Alice, Bob, or Carol; the second word is either eats, pets, or throws; the third word is apples, cats, or baseballs; and the sentence ends with a period? This regex should be case-insensitive. It must match the following:</text:span></text:p>
      <text:p text:style-name="P32"><text:span text:style-name="T2"/></text:p>
      <text:p text:style-name="P32"><text:span text:style-name="T2">'Alice eats apples.'</text:span></text:p>
      <text:p text:style-name="P32"><text:span text:style-name="T2">'Bob pets cats.'</text:span></text:p>
      <text:p text:style-name="P32"><text:span text:style-name="T2">'Carol throws baseballs.'</text:span></text:p>
      <text:p text:style-name="P32"><text:span text:style-name="T2">'Alice throws Apples.'</text:span></text:p>
      <text:p text:style-name="P32"><text:span text:style-name="T2">'BOB EATS CATS.'</text:span></text:p>
      <text:p text:style-name="P32"><text:span text:style-name="T2">but not the following:</text:span></text:p>
      <text:p text:style-name="P32"><text:span text:style-name="T2"/></text:p>
      <text:p text:style-name="P32"><text:span text:style-name="T2">'RoboCop eats apples.'</text:span></text:p>
      <text:p text:style-name="P32"><text:span text:style-name="T2">'ALICE THROWS FOOTBALLS.'</text:span></text:p>
      <text:p text:style-name="P32"><text:span text:style-name="T2">'Carol eats 7 ca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Times New Roman" fo:font-family="'Times New Roman'"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7T09:15:32.919916946</meta:creation-date>
    <dc:date>2020-07-23T12:44:56.955536002</dc:date>
    <meta:editing-duration>PT48M7S</meta:editing-duration>
    <meta:editing-cycles>10</meta:editing-cycles>
    <meta:generator>LibreOffice/6.4.5.2$Linux_X86_64 LibreOffice_project/40$Build-2</meta:generator>
    <meta:document-statistic meta:table-count="0" meta:image-count="0" meta:object-count="0" meta:page-count="11" meta:paragraph-count="277" meta:word-count="2471" meta:character-count="14005" meta:non-whitespace-character-count="11758"/>
  </office:meta>
</office:document-meta>
</file>